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Switch player</text:span></text:h>
      <text:p text:style-name="Text_20_body">Priority (<text:span text:style-name="T2">high</text:span>, mid, low)</text:p>
      <text:p text:style-name="Text_20_body">Participating actors</text:p>
      <text:list xml:id="list710059230" text:style-name="L1">
        <text:list-item>
          <text:p text:style-name="P1">User</text:p>
        </text:list-item>
      </text:list>
      <text:p text:style-name="Text_20_body">Normal flow of events</text:p>
      <text:list xml:id="list1601718716" text:style-name="L2">
        <text:list-item>
          <text:p text:style-name="P2">One player performs a valid, non-game ending move (User)</text:p>
          <text:list>
            <text:list-item>
              <text:p text:style-name="P2">The other player becomes the active player, all selections are removed and all pins are made visible again (Applicatio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3-23T12:06:55</dc:date>
    <dc:language>en-US</dc:language>
    <meta:editing-cycles>7</meta:editing-cycles>
    <meta:editing-duration>PT00H17M24S</meta:editing-duration>
    <dc:creator>Jonas Jacobson</dc:creator>
    <meta:document-statistic meta:table-count="0" meta:image-count="0" meta:object-count="0" meta:page-count="1" meta:paragraph-count="7" meta:word-count="46" meta:character-count="274"/>
    <meta:user-defined meta:name="Info 1"/>
    <meta:user-defined meta:name="Info 2"/>
    <meta:user-defined meta:name="Info 3"/>
    <meta:user-defined meta:name="Info 4"/>
  </office:meta>
</office:document-meta>
</file>